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1dd3" officeooo:paragraph-rsid="001f1dd3"/>
    </style:style>
    <style:style style:name="P2" style:family="paragraph" style:parent-style-name="Standard">
      <style:text-properties officeooo:rsid="001ff2e1" officeooo:paragraph-rsid="001ff2e1"/>
    </style:style>
    <style:style style:name="P3" style:family="paragraph" style:parent-style-name="Standard">
      <style:text-properties officeooo:rsid="0020abd1" officeooo:paragraph-rsid="0020abd1"/>
    </style:style>
    <style:style style:name="P4" style:family="paragraph" style:parent-style-name="Standard">
      <style:text-properties officeooo:rsid="0020abd1" officeooo:paragraph-rsid="00214973"/>
    </style:style>
    <style:style style:name="P5" style:family="paragraph" style:parent-style-name="Standard">
      <style:text-properties officeooo:rsid="0020abd1" officeooo:paragraph-rsid="00269fad"/>
    </style:style>
    <style:style style:name="P6" style:family="paragraph" style:parent-style-name="Standard">
      <style:text-properties officeooo:rsid="0020abd1" officeooo:paragraph-rsid="0028acfd"/>
    </style:style>
    <style:style style:name="P7" style:family="paragraph" style:parent-style-name="Standard">
      <style:text-properties officeooo:rsid="0020abd1" officeooo:paragraph-rsid="002a8f54"/>
    </style:style>
    <style:style style:name="P8" style:family="paragraph" style:parent-style-name="Standard">
      <style:text-properties officeooo:rsid="0020abd1" officeooo:paragraph-rsid="0030eb07"/>
    </style:style>
    <style:style style:name="P9" style:family="paragraph" style:parent-style-name="Standard">
      <style:text-properties officeooo:rsid="00253582" officeooo:paragraph-rsid="00253582"/>
    </style:style>
    <style:style style:name="P10" style:family="paragraph" style:parent-style-name="Standard">
      <style:text-properties officeooo:paragraph-rsid="00269fad"/>
    </style:style>
    <style:style style:name="P11" style:family="paragraph" style:parent-style-name="Standard">
      <style:text-properties officeooo:rsid="002a8f54" officeooo:paragraph-rsid="002a8f54"/>
    </style:style>
    <style:style style:name="P12" style:family="paragraph" style:parent-style-name="Standard">
      <style:text-properties officeooo:rsid="002c99dd" officeooo:paragraph-rsid="002c99dd"/>
    </style:style>
    <style:style style:name="P13" style:family="paragraph" style:parent-style-name="Standard">
      <style:text-properties officeooo:paragraph-rsid="002c99dd"/>
    </style:style>
    <style:style style:name="P14" style:family="paragraph" style:parent-style-name="Standard">
      <style:text-properties officeooo:paragraph-rsid="002cf8b7"/>
    </style:style>
    <style:style style:name="P15" style:family="paragraph" style:parent-style-name="Standard">
      <style:text-properties officeooo:rsid="00235bc9" officeooo:paragraph-rsid="00214973"/>
    </style:style>
    <style:style style:name="P16" style:family="paragraph" style:parent-style-name="Standard">
      <style:text-properties officeooo:rsid="00235bc9" officeooo:paragraph-rsid="00269fad"/>
    </style:style>
    <style:style style:name="P17" style:family="paragraph" style:parent-style-name="Standard">
      <style:text-properties officeooo:rsid="00235bc9" officeooo:paragraph-rsid="0028acfd"/>
    </style:style>
    <style:style style:name="P18" style:family="paragraph" style:parent-style-name="Standard">
      <style:text-properties officeooo:rsid="00235bc9" officeooo:paragraph-rsid="0030eb07"/>
    </style:style>
    <style:style style:name="P19" style:family="paragraph" style:parent-style-name="Standard">
      <style:text-properties officeooo:rsid="00235bc9" officeooo:paragraph-rsid="003cb468"/>
    </style:style>
    <style:style style:name="P20" style:family="paragraph" style:parent-style-name="Standard">
      <style:text-properties officeooo:rsid="00235bc9" officeooo:paragraph-rsid="003e3c84"/>
    </style:style>
    <style:style style:name="P21" style:family="paragraph" style:parent-style-name="Standard">
      <style:text-properties officeooo:rsid="00235bc9" officeooo:paragraph-rsid="003f45f0"/>
    </style:style>
    <style:style style:name="P22" style:family="paragraph" style:parent-style-name="Standard">
      <style:text-properties officeooo:rsid="00235bc9" officeooo:paragraph-rsid="004213c9"/>
    </style:style>
    <style:style style:name="P23" style:family="paragraph" style:parent-style-name="Standard">
      <style:text-properties officeooo:rsid="00235bc9" officeooo:paragraph-rsid="0042acb5"/>
    </style:style>
    <style:style style:name="P24" style:family="paragraph" style:parent-style-name="Standard">
      <style:text-properties officeooo:rsid="0020abd1" officeooo:paragraph-rsid="002a8f54"/>
    </style:style>
    <style:style style:name="P25" style:family="paragraph" style:parent-style-name="Standard">
      <style:text-properties officeooo:rsid="0020abd1" officeooo:paragraph-rsid="0030eb07"/>
    </style:style>
    <style:style style:name="P26" style:family="paragraph" style:parent-style-name="Standard">
      <style:text-properties officeooo:rsid="0020abd1" officeooo:paragraph-rsid="00386b95"/>
    </style:style>
    <style:style style:name="P27" style:family="paragraph" style:parent-style-name="Standard">
      <style:text-properties officeooo:rsid="0020abd1" officeooo:paragraph-rsid="003b8fa9"/>
    </style:style>
    <style:style style:name="P28" style:family="paragraph" style:parent-style-name="Standard">
      <style:text-properties officeooo:rsid="0020abd1" officeooo:paragraph-rsid="004013d9"/>
    </style:style>
    <style:style style:name="P29" style:family="paragraph" style:parent-style-name="Standard">
      <style:text-properties officeooo:rsid="0020abd1" officeooo:paragraph-rsid="0042acb5"/>
    </style:style>
    <style:style style:name="P30" style:family="paragraph" style:parent-style-name="Standard">
      <style:text-properties officeooo:rsid="001ff2e1" officeooo:paragraph-rsid="0034a67a"/>
    </style:style>
    <style:style style:name="P31" style:family="paragraph" style:parent-style-name="Standard">
      <style:text-properties officeooo:rsid="001ff2e1" officeooo:paragraph-rsid="004013d9"/>
    </style:style>
    <style:style style:name="P32" style:family="paragraph" style:parent-style-name="Standard">
      <style:text-properties officeooo:rsid="003e3c84" officeooo:paragraph-rsid="003e3c84"/>
    </style:style>
    <style:style style:name="P33" style:family="paragraph" style:parent-style-name="Standard">
      <style:text-properties officeooo:rsid="0042acb5" officeooo:paragraph-rsid="0042acb5"/>
    </style:style>
    <style:style style:name="P34" style:family="paragraph" style:parent-style-name="Standard">
      <style:text-properties officeooo:rsid="004484a9" officeooo:paragraph-rsid="004484a9"/>
    </style:style>
    <style:style style:name="P35" style:family="paragraph" style:parent-style-name="Standard">
      <style:text-properties officeooo:rsid="0045b71d" officeooo:paragraph-rsid="0045b71d"/>
    </style:style>
    <style:style style:name="T1" style:family="text">
      <style:text-properties officeooo:rsid="001ff2e1"/>
    </style:style>
    <style:style style:name="T2" style:family="text">
      <style:text-properties officeooo:rsid="0020abd1"/>
    </style:style>
    <style:style style:name="T3" style:family="text">
      <style:text-properties officeooo:rsid="00214973"/>
    </style:style>
    <style:style style:name="T4" style:family="text">
      <style:text-properties officeooo:rsid="00229d8f"/>
    </style:style>
    <style:style style:name="T5" style:family="text">
      <style:text-properties officeooo:rsid="00235bc9"/>
    </style:style>
    <style:style style:name="T6" style:family="text">
      <style:text-properties officeooo:rsid="00253582"/>
    </style:style>
    <style:style style:name="T7" style:family="text">
      <style:text-properties officeooo:rsid="00269fad"/>
    </style:style>
    <style:style style:name="T8" style:family="text">
      <style:text-properties officeooo:rsid="00286f87"/>
    </style:style>
    <style:style style:name="T9" style:family="text">
      <style:text-properties officeooo:rsid="0028acfd"/>
    </style:style>
    <style:style style:name="T10" style:family="text">
      <style:text-properties officeooo:rsid="002a8f54"/>
    </style:style>
    <style:style style:name="T11" style:family="text">
      <style:text-properties officeooo:rsid="002aed13"/>
    </style:style>
    <style:style style:name="T12" style:family="text">
      <style:text-properties officeooo:rsid="002c99dd"/>
    </style:style>
    <style:style style:name="T13" style:family="text">
      <style:text-properties officeooo:rsid="002cf8b7"/>
    </style:style>
    <style:style style:name="T14" style:family="text">
      <style:text-properties officeooo:rsid="0030028c"/>
    </style:style>
    <style:style style:name="T15" style:family="text">
      <style:text-properties officeooo:rsid="0030eb07"/>
    </style:style>
    <style:style style:name="T16" style:family="text">
      <style:text-properties officeooo:rsid="0031e8e1"/>
    </style:style>
    <style:style style:name="T17" style:family="text">
      <style:text-properties officeooo:rsid="0031fa80"/>
    </style:style>
    <style:style style:name="T18" style:family="text">
      <style:text-properties officeooo:rsid="00337b7a"/>
    </style:style>
    <style:style style:name="T19" style:family="text">
      <style:text-properties officeooo:rsid="0034a67a"/>
    </style:style>
    <style:style style:name="T20" style:family="text">
      <style:text-properties officeooo:rsid="0034ffa7"/>
    </style:style>
    <style:style style:name="T21" style:family="text">
      <style:text-properties officeooo:rsid="0036ab87"/>
    </style:style>
    <style:style style:name="T22" style:family="text">
      <style:text-properties officeooo:rsid="0037d17a"/>
    </style:style>
    <style:style style:name="T23" style:family="text">
      <style:text-properties officeooo:rsid="00386b95"/>
    </style:style>
    <style:style style:name="T24" style:family="text">
      <style:text-properties officeooo:rsid="003a114d"/>
    </style:style>
    <style:style style:name="T25" style:family="text">
      <style:text-properties officeooo:rsid="003b8fa9"/>
    </style:style>
    <style:style style:name="T26" style:family="text">
      <style:text-properties officeooo:rsid="003cb468"/>
    </style:style>
    <style:style style:name="T27" style:family="text">
      <style:text-properties officeooo:rsid="003e3c84"/>
    </style:style>
    <style:style style:name="T28" style:family="text">
      <style:text-properties officeooo:rsid="003f45f0"/>
    </style:style>
    <style:style style:name="T29" style:family="text">
      <style:text-properties officeooo:rsid="003fe877"/>
    </style:style>
    <style:style style:name="T30" style:family="text">
      <style:text-properties officeooo:rsid="004013d9"/>
    </style:style>
    <style:style style:name="T31" style:family="text">
      <style:text-properties officeooo:rsid="00406560"/>
    </style:style>
    <style:style style:name="T32" style:family="text">
      <style:text-properties officeooo:rsid="004213c9"/>
    </style:style>
    <style:style style:name="T33" style:family="text">
      <style:text-properties officeooo:rsid="0042acb5"/>
    </style:style>
    <style:style style:name="T34" style:family="text">
      <style:text-properties officeooo:rsid="0042d2f3"/>
    </style:style>
    <style:style style:name="T35" style:family="text">
      <style:text-properties officeooo:rsid="004329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ázlat: (<text:span text:style-name="T1">Emlékeztető amég készül a dokumentáció)</text:span></text:p>
      <text:p text:style-name="P1">-Project kezdete (PKT, Github, program)</text:p>
      <text:p text:style-name="P1">-Átfogó összegzés a projectről:</text:p>
      <text:p text:style-name="P1"><text:tab/>-Ki dolgozott rajta</text:p>
      <text:p text:style-name="P1"><text:tab/>-Mien feladato látnak el</text:p>
      <text:p text:style-name="P1"/>
      <text:p text:style-name="P1">-Telephelyekhez:</text:p>
      <text:p text:style-name="P1"><text:tab/>-Ki tervezte</text:p>
      <text:p text:style-name="P1"><text:tab/>-Mögötte való elgondolás</text:p>
      <text:p text:style-name="P1"><text:tab/>-Telephely dokumentálása</text:p>
      <text:p text:style-name="P1"><text:tab/>-Tesztelése</text:p>
      <text:p text:style-name="P11"/>
      <text:p text:style-name="P11">Használt Programok és Szolgáltatások:</text:p>
      <text:p text:style-name="P11"><text:tab/>-PacketTracer 8.1</text:p>
      <text:p text:style-name="P11"><text:tab/>-Oracle VirtualBox</text:p>
      <text:p text:style-name="P11"><text:tab/>-<text:span text:style-name="T12">Microsoft HyperV</text:span></text:p>
      <text:p text:style-name="P11"><text:tab/>-Notepad++</text:p>
      <text:p text:style-name="P11"><text:tab/>-Python3</text:p>
      <text:p text:style-name="P11"><text:tab/>-<text:span text:style-name="T11">Pip</text:span></text:p>
      <text:p text:style-name="P11"><text:tab/>-<text:span text:style-name="T11">Paramiko</text:span></text:p>
      <text:p text:style-name="P11"><text:tab/>-Apache2</text:p>
      <text:p text:style-name="P11"><text:tab/>-Bind9</text:p>
      <text:p text:style-name="P11"><text:tab/>-Isc-DHCP-Server</text:p>
      <text:p text:style-name="P11"><text:tab/>-Brackets</text:p>
      <text:p text:style-name="P11"><text:tab/>-Adobe Illustrator</text:p>
      <text:p text:style-name="P11"><text:tab/>-Adobe Acrobat Pro</text:p>
      <text:p text:style-name="P11"><text:tab/>-GIT</text:p>
      <text:p text:style-name="P11"><text:tab/>-Github</text:p>
      <text:p text:style-name="P11"><text:tab/>-Microsoft Onedrive</text:p>
      <text:p text:style-name="P12">Használt Eszközök:</text:p>
      <text:p text:style-name="P14"><text:span text:style-name="T12"><text:tab/></text:span><text:span text:style-name="T13">Tervezetben:</text:span></text:p>
      <text:p text:style-name="P14"><text:span text:style-name="T13"><text:tab/><text:tab/>-</text:span><text:bookmark text:name="fw-pagetitle"/>Cisco 4331 Integrated Services Router <text:span text:style-name="T13">(+</text:span>NIM-2T<text:span text:style-name="T13">)</text:span></text:p>
      <text:p text:style-name="P14"><text:tab/><text:tab/>-<text:bookmark text:name="fw-pagetitle1"/>Cisco Catalyst 2960 Series Switches</text:p>
      <text:p text:style-name="P14"><text:tab/><text:tab/>-LinkSys <text:span text:style-name="T13">WRT</text:span>300<text:span text:style-name="T13">N</text:span></text:p>
      <text:p text:style-name="P14"><text:tab/><text:tab/>-<text:span text:style-name="T13">Cisco ASA 5506-X</text:span></text:p>
      <text:p text:style-name="P12"><text:tab/><text:span text:style-name="T13">Fizikain:</text:span></text:p>
      <text:p text:style-name="P14"><text:span text:style-name="T12"><text:tab/><text:tab/>-</text:span>Cisco 2811 Integrated Services Router <text:span text:style-name="T13">(</text:span><text:span text:style-name="T32">+</text:span>NIM-2T<text:span text:style-name="T13">)</text:span></text:p>
      <text:p text:style-name="P13"><text:span text:style-name="T12"><text:tab/><text:tab/>-</text:span><text:bookmark text:name="fw-pagetitle4"/>Cisco Catalyst 2960 Series Switches</text:p>
      <text:p text:style-name="P13"><text:span text:style-name="T12"><text:tab/><text:tab/>-</text:span><text:span text:style-name="T13">TP-Link TL-WR841N</text:span></text:p>
      <text:p text:style-name="P1"/>
      <text:p text:style-name="P1"/>
      <text:p text:style-name="P2"><text:soft-page-break/>Project Verser</text:p>
      <text:p text:style-name="P2">Készítette: Plank Tamás, Árva Dávid, Kiss Szabolcs</text:p>
      <text:p text:style-name="P2">Leírás a projektről:</text:p>
      <text:p text:style-name="P2"><text:tab/>A Verser Entertaintment Center egy szórakoztató központnak és számteknikai üzletnek a hálózati elgondolása. A hálózat 3 telephelyből áll. Ezek közt szerepel az Entertaintment Center, az Office, és a Storage.</text:p>
      <text:p text:style-name="P2"/>
      <text:p text:style-name="P2">Entertaintment Center:</text:p>
      <text:p text:style-name="P2">Tervezte: Árva Dávid</text:p>
      <text:p text:style-name="P2">Leírás: Az Entertaintment Center, azaz a szórakoztató központ az a hely, ahol a vendégek külömböző “GamerPC”-ket illetve egyébb konzolokat probálhatnak ki. A hálózatban 3 gépel illusztráltuk a helyszín működését.</text:p>
      <text:p text:style-name="P2"/>
      <text:p text:style-name="P2">[Kép az Entertaintment Centerről]</text:p>
      <text:p text:style-name="P2"/>
      <text:p text:style-name="P2">Tervezés: A hálózat ezen ágára gondoltuk, hogy a szervergépek feltétlenül szükségesek, hogy itt legyenek tárolva. Ugyanis így a kliens gépek között (amiből több 100 is lehett) könnyeden lehett frissítéseket telepíteni 1 gombnyomással, amelyet az Active Directory elégét ki, illetve a masszív méretű játékokat a szerverről helyileg letöltve akár GigaBites sebbességeket is elérhetünk, még az Internetről leszedve masszívan korlátozva vagyunk a szolgáltató által.</text:p>
      <text:p text:style-name="P2"><text:tab/>A kliens és a szervergépek elkülönítettük, hogy jobban tudjuk kontrollálni a felhasználók hozzáférését a szerverhez, ugyanis ezen szervereken tárolják az irodáról is a dokumentumokat.</text:p>
      <text:p text:style-name="P2"><text:tab/><text:span text:style-name="T2">A vezeték nélküli hálózat szintúgy úgy gondoltuk, hogy egy nagyobb szórakoztató központba elengedhetettlen (főleg, hogy a modernebb konzolok is képesek rá csatlakozni) hiszen így azon vendégek akik éppen nem jutnak géphez, vagy konzolhoz, azok addig eltudják magukat foglalni az internet böngészésével.</text:span></text:p>
      <text:p text:style-name="P3"/>
      <text:p text:style-name="P3">Eszközök a hálózatban:</text:p>
      <text:p text:style-name="P3"><text:tab/>1 Router</text:p>
      <text:p text:style-name="P3"><text:tab/>1 Switch</text:p>
      <text:p text:style-name="P3"><text:tab/>2 Szervergép (Linux, Windows)</text:p>
      <text:p text:style-name="P3"><text:tab/>1 WIFI-s Router</text:p>
      <text:p text:style-name="P3"><text:tab/>3+ Gép (A kliensek számára)</text:p>
      <text:p text:style-name="P3"/>
      <text:p text:style-name="P3">A Hálózatról: </text:p>
      <text:p text:style-name="P3"><text:tab/>EntertaintmentR <text:span text:style-name="T3">működése</text:span>:</text:p>
      <text:p text:style-name="P3"><text:tab/>A forgalom továbbítására EIGRP-t alkalmazz. Ezt a FrameRelayen keresztül hírdeti.</text:p>
      <text:p text:style-name="P3"><text:tab/>A kimenő forgalomra (az ISP felé) NAT-olást alkalmaz.</text:p>
      <text:p text:style-name="P3"><text:soft-page-break/><text:tab/>A belső hálózatot 3 Vlanra osztja Vlan100 (Szerverek), Vlan200 (Kliensek)</text:p>
      <text:p text:style-name="P3"><text:tab/>A kliensek felé DHCPv6-os szolgáltatást közvetít.</text:p>
      <text:p text:style-name="P3"><text:tab/>A távoli konfiguráláshoz SSH version2-t használ.</text:p>
      <text:p text:style-name="P3"><text:tab/>Ahoz, hogy csak az AdminPC tudja konfigurálni, ACL-t alkalmazz.</text:p>
      <text:p text:style-name="P3"><text:tab/><text:span text:style-name="T4">A DHCP(v4)-hez a kéréseket továbbítja a 192.168.100.50 felé (LinuxVer)</text:span></text:p>
      <text:p text:style-name="P3"><text:tab/><text:span text:style-name="T5">A privelegizáltt módot a “Nyesgen” jelszó védi, mely encryptelve van a biztonság érdekében.</text:span></text:p>
      <text:p text:style-name="P3"><text:tab/><text:span text:style-name="T5">SSH csatlakozás esetén a “verser” felhasználó névvel lehet elérni a routert amihez a <text:s/>“Mester” jelszó tartozik. </text:span></text:p>
      <text:p text:style-name="P3"/>
      <text:p text:style-name="P3"><text:tab/><text:span text:style-name="T3">EntertaintmentR tesztelése:</text:span></text:p>
      <text:p text:style-name="P3"><text:tab/><text:span text:style-name="T3">Az EIGRP már a router elindulása során jelet ad magáról. Azonban a biztonság kedvéért egy [sh ip route] parancsal megnéztük, hogy megkapta-e a hálózatokról az infót. Majd, ezen hálózatok pingelésével mükődőnek nyilvánítottuk az EIGRPT-t</text:span></text:p>
      <text:p text:style-name="P4"><text:tab/><text:span text:style-name="T3">Az [sh ip route] parancsal megnéztük, hogy valóban nem tud az ISP által ismer hálózatokról, majd bele pingeltünk az ISP által ismert hálózatokba. A ping sikeresen visszaérkezet, tehát a NAT-olás működik.</text:span></text:p>
      <text:p text:style-name="P4"><text:tab/><text:span text:style-name="T3">A kliens gépeken egy [ipconfig /renew] parancsal új ipcímet kértünk, amit megkaptak, majd megpingeltük a router-t. A DHCP és a VLAN is működik.</text:span></text:p>
      <text:p text:style-name="P4"><text:tab/><text:span text:style-name="T3">Az AdminPC-ről SSH-val csatlakoztunk a routerhez. A kapcsolatt létrejött, tehát működik az SSH. Majd a PrincipalPC-ről is megpróbáltunk SSH kapcsolatott létrehozni a router és a PC között, azonban a router visszadobta a kapcsolatot. Az ACL működik.</text:span></text:p>
      <text:p text:style-name="P4"/>
      <text:p text:style-name="P15">Eltérések a fizikai konfig között:</text:p>
      <text:p text:style-name="P4"><text:tab/><text:span text:style-name="T5">FrameRelay hiányában a router-t tunnel segítségével csatlakoztattuk </text:span><text:span text:style-name="T6">az Office telephelyhez. Az EIGRP nem akarta hirdetni magát az új hálózatba, így OSPF-re váltottuk. Ezen változtatásokkal a fizikai ugyan úgy tudott viselkedni, ahogy megterveztük a hálózatott.</text:span></text:p>
      <text:p text:style-name="P4"/>
      <text:p text:style-name="P9"><text:tab/>EntertaintmentSW m<text:span text:style-name="T7">ű</text:span>ködése:</text:p>
      <text:p text:style-name="P9"><text:tab/>A FastEthernet 1-20-ig a portjai a csatlakoztatott eszközöket a Vlan200-as hálózatba rakja. A FastEthernet 21-24-ig pedig a Vlan100-asba. A Gigabites protjai a routerrel való kommunikációra van fenttartva.</text:p>
      <text:p text:style-name="P9"><text:tab/>A biztonság érdekében a switchen beállításra került a PortSecurity, amely letiltja az illetéktelenül hozzácsatlakoztatott eszközöket. (Illetve a használaton kívüli portok lekapcsolásra kerültek)</text:p>
      <text:p text:style-name="P9"><text:tab/>A switch távoli eléréséhez rendelkezik Vlan1-es címmel, illetve SSH-val.</text:p>
      <text:p text:style-name="P9"><text:tab/>Az SSH-hoz való hozzáféréshez a “verser” felhasználóval illetve a “Mester” jelszóval lehet hozzáférni.</text:p>
      <text:p text:style-name="P9"><text:tab/>Csak az AdminPC-nek van SSH-hoz hozzáférése, mindenki másnak eldobja a kérést.</text:p>
      <text:p text:style-name="P9"><text:soft-page-break/></text:p>
      <text:p text:style-name="P9"><text:tab/>EntertaintmentSW tesztelése:</text:p>
      <text:p text:style-name="P9"><text:tab/><text:span text:style-name="T7">A hozzácsatlakoztatott gépek a Vlan200-as hálózatba kaptak címet, amennyiben statikusan a vlan100-as hálózatba adtunk nekik IP-t a csomagot eldobták, nem találták meg a routert. A szervergépeken hasonlót tapasztaltunk csak ott a Vlan100-as hálózatba voltak csatlakoztatva.</text:span></text:p>
      <text:p text:style-name="P9"><text:tab/><text:span text:style-name="T7">A PortSecurity tesztelése érdekében eltávolítottuk az eggyik kliens gépet, és egy azonosítattlan gépet dugtunk a helyére. A switch nem engedte, hogy a hálózathoz férjen. Majd csatlakoztattuk a szabadportok valameikébe, azonban lekapcsolva maradtak. A klien gépet újra csatlakoztattuk a portjához. A hálózatba sikeresen becsatlakozott.</text:span></text:p>
      <text:p text:style-name="P9"><text:tab/><text:span text:style-name="T7">Az AdminPC-vel csatlakoztunk a switchez SSH segítségével, majd megprobáltunk más gépekkel is, de rögtön el is dobta az egyéb SSH kéréseket. Az SSH és a ACL-is működik.</text:span></text:p>
      <text:p text:style-name="P9"/>
      <text:p text:style-name="P16">Eltérések a fizikai konfig között:</text:p>
      <text:p text:style-name="P5"><text:tab/><text:span text:style-name="T7">A switchen nem találtunk GigaBit-es portokat, így az EntertaintmentR-t a F0/24-hez, még a WIFI-s routert az F0/23-as interfészhez csatlakoztattuk, illetve ahoz megfelelően változtattuk a konfigot.</text:span></text:p>
      <text:p text:style-name="P5"/>
      <text:p text:style-name="P5"><text:tab/><text:span text:style-name="T7">LinuxVer működése:</text:span></text:p>
      <text:p text:style-name="P5"><text:tab/><text:span text:style-name="T8">A LinuxVer-en egy Debian látja el a szerver feladatokat, a belépéshez a “root” felhasználót kéri, jelszónak meg a “gazda” szót, azonban a tftp eléréséhez létezik a “user” felhasználó az “ASD” jelszóval is.</text:span></text:p>
      <text:p text:style-name="P10"><text:span text:style-name="T2"><text:tab/></text:span><text:span text:style-name="T8">S</text:span><text:span text:style-name="T7">zolgáltatt DHCP(v4)-t a hálózatba, ezt a</text:span><text:span text:style-name="T8">z isc-dhcp-server csomaggal teszi. Két DHCP-poolt kezel, az eggyik a 192.168.200.0-s hálózatba szól, ahol a gépek 1-100 ig kapnak IP címet. A másik egy üres pool a 192.168.100.0-s hálózatba, hogy működjön a szolgáltatás</text:span></text:p>
      <text:p text:style-name="P10"><text:tab/><text:span text:style-name="T8">A weblap szolgáltatást apache2-vel teljesíti. A https-hez való megfeleléshez SelfSigned SSL kulcsokat használ. Ezen weblapon egy rövid ismertető érhető el a projectről, illetve tagjairól.</text:span></text:p>
      <text:p text:style-name="P10"><text:tab/><text:span text:style-name="T8">A DNS szolgáltatást a bind9-es csomaggal teszi. Két címet fordít, még pedig a </text:span><text:a xlink:type="simple" xlink:href="http://www.verser.hu-t/" text:style-name="Internet_20_link" text:visited-style-name="Visited_20_Internet_20_Link"><text:span text:style-name="T8">www.verser.hu-t</text:span></text:a><text:span text:style-name="T8"> amely a 192.168.100.50-s ip címre halgat, és ezen lehett elérni a weblapot, még a másik a verser.hu, amely a 192.168.100.100-s ip címre halgat. Ezen található a WindowsSer és elengedhetettlen a AD (Active Directory) müködéséhez. Ezen kívül a többi cím amit fordít az a AD követelménye és ezen címeket a WindowsSer magától generálja le.</text:span></text:p>
      <text:p text:style-name="P10"><text:tab/><text:span text:style-name="T8">A LinuxVer SSH szerverként is üzemel a könyedebb távoli elérés érdekében.</text:span></text:p>
      <text:p text:style-name="P10"><text:tab/><text:span text:style-name="T8">A routerekről készült backupokat is ezen szerver tárolja, melyek a tftp szervere által elérhetőek.</text:span></text:p>
      <text:p text:style-name="P10"/>
      <text:p text:style-name="P10"><text:soft-page-break/><text:tab/><text:span text:style-name="T8">LinuxVer tesztelése:</text:span></text:p>
      <text:p text:style-name="P10"><text:tab/><text:span text:style-name="T8">A kliens gépeken lefuttattunk egy [ipconfig /renew] parancsot, a gépek megkapták az ipv4-es címüket.</text:span></text:p>
      <text:p text:style-name="P10"><text:tab/><text:span text:style-name="T8">A gépeken egy böngésző segítségével rákerestünk a LinuxVer ip címére. A böngésző betöltötte az általunk készített weblapot.</text:span></text:p>
      <text:p text:style-name="P10"><text:tab/><text:span text:style-name="T8">A böngészőbe beírtuk a verser.hu-t melyre kiadta a WindowsSer ISS oldalát, majd a </text:span><text:a xlink:type="simple" xlink:href="http://www.verser.hu-ra/" text:style-name="Internet_20_link" text:visited-style-name="Visited_20_Internet_20_Link"><text:span text:style-name="T8">www.verser.hu-ra</text:span></text:a><text:span text:style-name="T8"> rákeresve kiadta az általunk készített weblapot.</text:span></text:p>
      <text:p text:style-name="P10"><text:tab/><text:span text:style-name="T8">EntertaintmentR-ről lementettünk egy backuppot melyet tftp-vel küldtünk a LinuxVer-re, a fájlok megtalálhatóak voltak a LinuxVer-en a beállítot mappában.</text:span></text:p>
      <text:p text:style-name="P10"/>
      <text:p text:style-name="P17">Eltérések a fizikai konfig között:</text:p>
      <text:p text:style-name="P6"><text:tab/><text:span text:style-name="T9">Az egyetlen jelentősebb eltérés, hogy a hálózat tesztelésére virtuális gépeken állítottuk fel a szervergépeket, így a gondtalan mükődéshez a gazda gépeken bridgelt hálózati kártyát használtunk.</text:span></text:p>
      <text:p text:style-name="P6"/>
      <text:p text:style-name="P7"><text:span text:style-name="T7"><text:tab/></text:span><text:span text:style-name="T10">WindowSer</text:span><text:span text:style-name="T7"> működése:</text:span></text:p>
      <text:p text:style-name="P7"><text:tab/><text:span text:style-name="T14">A Windows szerver a Windows </text:span><text:span text:style-name="T17">Server 2022 </text:span><text:span text:style-name="T14">váltózatát használja. A közvetlen belépés az “Almafa01” jelszóval lehetséges.</text:span></text:p>
      <text:p text:style-name="P7"><text:tab/><text:span text:style-name="T14">Active Directory, amelybe a hálózat minden gépére különböző felhasználok vannak bejegyezve. </text:span></text:p>
      <text:p text:style-name="P7"><text:tab/><text:span text:style-name="T14">Admin – Plank Tamás - jelszó Almafa01</text:span></text:p>
      <text:p text:style-name="P7"><text:tab/><text:span text:style-name="T14">Principal – Szőke Atilla - jelszó #######</text:span></text:p>
      <text:p text:style-name="P7"><text:tab/><text:span text:style-name="T14">Accounting – </text:span><text:span text:style-name="T16">Kiss Béla – jelszó Almafa01 (Havonta változik)</text:span></text:p>
      <text:p text:style-name="P7"><text:tab/><text:span text:style-name="T14">Accounting – </text:span><text:span text:style-name="T16">Gipsz Jakab – jelszó Almafa01 (Havonta változik)</text:span></text:p>
      <text:p text:style-name="P7"><text:tab/><text:span text:style-name="T14">Support – Árva Dávid - jelszó Almafa01</text:span></text:p>
      <text:p text:style-name="P7"><text:tab/><text:span text:style-name="T14">Kliens – Kiss Szabolcs – jelszó Technikus2022 (Havonta változik)</text:span></text:p>
      <text:p text:style-name="P7"><text:tab/><text:span text:style-name="T14">Kliens – X Y – jelszó Almafa01</text:span></text:p>
      <text:p text:style-name="P7"><text:tab/><text:span text:style-name="T14">A felhasználó körökk az alábbi Group Policy beállításokkal rendelkeznek:</text:span></text:p>
      <text:p text:style-name="P7"><text:tab/><text:span text:style-name="T18">Mindenkinek kötelező a Verser által kiadott hátteret használnia. A hátteret változtatni a felhasználók nem tudják. Semmien egyébb beállításhoz nemférnek hozzá a felhasználók ugyanis a vezérlő pult letiltásra került. A felhasználók jelszavának az alábbi feltételeknek kell megfelelnie:</text:span></text:p>
      <text:p text:style-name="P7"><text:tab/><text:span text:style-name="T18">12 karakter hosszú, tartalmaznia kell kiss és nagybetűket. A jelszavukat havonta kell megváltoztatni és nem lehett az előző 24 jelszavuk.</text:span></text:p>
      <text:p text:style-name="P7"><text:tab/><text:span text:style-name="T14">Fájl Szervert biztosít, melybe tárolandóak a:</text:span></text:p>
      <text:p text:style-name="P7"><text:tab/><text:span text:style-name="T14">Dokumentumok, a telepítendő programok, céges háttér és a játékok a kliensek számára.</text:span></text:p>
      <text:p text:style-name="P7"><text:tab/><text:span text:style-name="T14">Az automatikus szovtver frissítést az AD-n keresztül lehet ütemezni a gépeknek.</text:span></text:p>
      <text:p text:style-name="P7"><text:tab/><text:span text:style-name="T15">A szervergép eléréséhez RDP protokolon keresztül lehet hozzáférni az Admin felhasználóval.</text:span></text:p>
      <text:p text:style-name="P7"/>
      <text:p text:style-name="P8"><text:soft-page-break/><text:tab/><text:span text:style-name="T10">WindowSer</text:span><text:span text:style-name="T7"> </text:span><text:span text:style-name="T15">tesztelése</text:span><text:span text:style-name="T7">:</text:span></text:p>
      <text:p text:style-name="P8"><text:tab/><text:span text:style-name="T15">Az AD tesztelésére 2 gépet beléptettünk a Domainba. A rendszer felismerte a Domain Controllert és kérte a hitelesített felhasználót. Az adatok megadása után a gép belépet a tartományba. Bejelentkeztünk a Kiss Szabolcs felhasználójával ahol a rendszer egy jelszóváltást kért, majd ezen követelmény teljesítése után beállította a rendszert. Majd beléptünk a Plank Tamás felhasználójával, a rendszer ismét beállította a Group Policynak megfelelő beállításokat, majd tesztelés során az elvárt teljes rendszer írányítást tapasztaltuk.</text:span></text:p>
      <text:p text:style-name="P8"><text:tab/><text:span text:style-name="T15">Az Accounting eggyik gépéről, amely nem volt beléptetve a tartományba, a fájl kezelővel indítványoztuk a \\WINDOWSSER elérését, melyre a rendszer hitelesítő adatokat kért a tartományból. Az adatok megadása után hozzáfértünk a fájlokhoz.</text:span></text:p>
      <text:p text:style-name="P8"><text:tab/><text:span text:style-name="T15">A megadott programok melyeket a szerveren tartozkódtak, azok települtek a rendszerre, és a szerveren megtalálható verzióval rendelkezdtek (legfrissebb).</text:span></text:p>
      <text:p text:style-name="P8"/>
      <text:p text:style-name="P18">Eltérések a fizikai konfig között:</text:p>
      <text:p text:style-name="P8"><text:tab/><text:span text:style-name="T15">Hasonlóan a LinuxVer-hez szintúgy virtuális gépen kelletet használnunk a szervert. A rendelkezésünkre álló gépek teljesítménye miatt a VirtualBox helyet a HyperV-t használtuk, ami stabilabb kapcsolatott eredményezett.</text:span></text:p>
      <text:p text:style-name="P8"/>
      <text:p text:style-name="P30"><text:span text:style-name="T19">Office</text:span>:</text:p>
      <text:p text:style-name="P30">Tervezte: <text:span text:style-name="T19">Plank Tamás</text:span></text:p>
      <text:p text:style-name="P30">Leírás: <text:span text:style-name="T19">Az Office a hálózat főrésze. </text:span><text:span text:style-name="T20">Itt találhatóak mind a redundás routerek, illetve az etherchannellel összekötött switchek. </text:span><text:span text:style-name="T21">A Vlanok is emelekenték bontják fel a telephelyet. Vlan101, a vezetőségi szint, az iroda ház legfelső emeletén található. Itt található a vezető, az Igazgató, illetve a rendszergaza, azaz az Admin. A Vlan102, a Könyvelési részleg. Ezen a szinten találhatóak a könyvelők és a számfejtők (kimenő könyvelés (rendelések, beszerzések, szállítások), bemenő könyvelés (eladások, munkavállalók fizetése, telephelyek fentartási költsége). Vlan103, a Support szint, földszint. Ezen a szinten találhatóak a Tech Supportok, illetve azon szakemberek akik a telephelyek között járnak, és végeznek karbantartási feladatot. Legutoljára a Vlan104 ahol a Pénztár található. Ez egy külön állóbb része az Iroda háznak, amely boltként üzemel. Ezen a hálózaton az ASA üzemel, mint egyfajta extra védelem.</text:span></text:p>
      <text:p text:style-name="P30"/>
      <text:p text:style-name="P30">[Kép az <text:span text:style-name="T21">Office-ról</text:span>]</text:p>
      <text:p text:style-name="P30"/>
      <text:p text:style-name="P30">Tervezés: <text:span text:style-name="T21">Az irodai részen úgy gondoltuk, hogy itt tudnánk legjobban megfelelni a Vlan követelménynek, hiszen egy iroda házat könnyedén több szintre lehett bontani. Tekintve, hogy egy 2 emeltes épületet képzeltünk el, mint az iroda ház alapja, így a 3 switch a 3 </text:span><text:span text:style-name="T22">szint</text:span><text:span text:style-name="T21"> között helyezkedne el, ezzel is lefedve minden emeletett. A redundás routert is azért szántuk ide, hiszen amennyiben franchise-á nőni ki magát a cég, abba az esetben fontos lenne, az irodák közti konstant kommunikáció. Illetve külsős </text:span><text:soft-page-break/><text:span text:style-name="T21">szervergépek esetén is egy megbízhatóbb hálózatott fedne le. </text:span><text:span text:style-name="T22">Az ASA-val ellátott pénztár szekció pedig nyugodtabb szívvel lehetne az internet veszélyeinek kitenni, hiszen egy modern operációs rendszer tűzfalas védelme mellett, egy hadveres tűzfal is védi az eszközt. </text:span><text:span text:style-name="T23">Jelenleg a hálózatba csak 1 nyomtatót terveztünk, azonban semmi nem akadályozza meg több nyomtató beszerzését.</text:span></text:p>
      <text:p text:style-name="P30"/>
      <text:p text:style-name="P26">Eszközök a hálózatban:</text:p>
      <text:p text:style-name="P26"><text:tab/><text:span text:style-name="T23">2</text:span> Router</text:p>
      <text:p text:style-name="P26"><text:tab/><text:span text:style-name="T23">3</text:span> Switch</text:p>
      <text:p text:style-name="P26"><text:tab/><text:span text:style-name="T23">2 + 2 + 2 + 1 Gép (vezetőség, accounting, support, register)</text:span></text:p>
      <text:p text:style-name="P26"><text:tab/><text:span text:style-name="T23">1 ASA</text:span></text:p>
      <text:p text:style-name="P26"><text:tab/><text:span text:style-name="T23">1 Nyomtató</text:span></text:p>
      <text:p text:style-name="P26"/>
      <text:p text:style-name="P26">A Hálózatról: </text:p>
      <text:p text:style-name="P26"><text:tab/><text:span text:style-name="T23">RouterA és RouterB</text:span> <text:span text:style-name="T3">működése</text:span>:</text:p>
      <text:p text:style-name="P26"><text:tab/><text:span text:style-name="T23">Ezen routerek HSRP-vel vannak összekötve, közös címük az 192.168.(VLAN).254, ugyanis mind a 4 Vlanon dolgoznak.</text:span></text:p>
      <text:p text:style-name="P26"><text:tab/><text:span text:style-name="T23">RouterA és RouterB eggyaránt oszt DHCP-t a vlanokba, így új gépek beszerzése esetén csak bekell csatlakoztatni a hálózatba, és autómatikusan IP címet kapnak.</text:span></text:p>
      <text:p text:style-name="P26"><text:tab/><text:span text:style-name="T23">A routerek a hozzájuk kötött hálózatokat, illetve az általuk ismert hálózatokat EIGRP-vel osztják meg a FrameReyal-en keresztül.</text:span></text:p>
      <text:p text:style-name="P26"><text:tab/><text:span text:style-name="T23">Az ISP, azaz az internet felé NAT-olásal kommunikálnak.</text:span></text:p>
      <text:p text:style-name="P26"><text:tab/><text:span text:style-name="T23">Storage és RouterA között Tunnel összeköttetés van, amely a 192.168.251.0 255.255.255.252-es hálózatban kommunikál. Ezen interface a Tunnel1.</text:span></text:p>
      <text:p text:style-name="P26"><text:tab/><text:span text:style-name="T23">Storage és RouterB között Tunnel összeköttetés van, amely a 192.168.252.0 255.255.255.252-es hálózatban kommunikál. Ezen interface a Tunnel2.</text:span></text:p>
      <text:p text:style-name="P26"><text:tab/><text:span text:style-name="T23">Tunnel1 alapértelmezett esetben lekapcsolt állapotban van. Amennyiben viszont RouterB elérhetettlenné válna, RouterA-n a Tunnel1-es interface felkapcsol a TunnelSwitch.py script által.</text:span></text:p>
      <text:p text:style-name="P26"><text:tab/><text:span text:style-name="T23">Természetesen, hogy a program működjön, illetve alapvetően a könyebb konfigurálás értelmében, mindkét router elérhető SSH-val.</text:span></text:p>
      <text:p text:style-name="P26"><text:tab/><text:span text:style-name="T23">Az SSH kapcsolatot csak is az AdminPC-től fogadja el.</text:span></text:p>
      <text:p text:style-name="P26"><text:tab/><text:span text:style-name="T24">A routerekethez konzolos kapcsolat esetén a priveligizált módba való lépéshez a “Nyesgen” jelszót kell beírni.</text:span></text:p>
      <text:p text:style-name="P26"><text:tab/><text:span text:style-name="T24">SSH kapcsolat létrejöttéhez a “verser” felhasználóval és “Mester” jelszóval lehetséges kapcsolatott létesíteni.</text:span></text:p>
      <text:p text:style-name="P26"><text:tab/><text:span text:style-name="T24">Az </text:span><text:span text:style-name="T28">e</text:span><text:span text:style-name="T24">nable jelszó encryptelve van a routeren a biztonság érdekében.</text:span></text:p>
      <text:p text:style-name="P26"/>
      <text:p text:style-name="P27"><text:tab/><text:span text:style-name="T23">RouterA és RouterB </text:span><text:span text:style-name="T25">tesztelése</text:span>:</text:p>
      <text:p text:style-name="P27"><text:tab/><text:span text:style-name="T26">A Routerek felállása után, a konzol kapcsolat során jelezte, hogy megtalálták egymást, majd RouterB aktív üzemmódba rakta magát, még RouterA passzívba. </text:span><text:soft-page-break/><text:span text:style-name="T26">RouterB leállítása után RouterA átvette az aktív szerepet. RouterB ismételt üzembe helyezése után RouterA újra passzív módba váltott. Tehát a HSRP működik.</text:span></text:p>
      <text:p text:style-name="P27"><text:tab/><text:span text:style-name="T26">A routerek bebootolása után az EIGRP is jelett adott magáról. Egy [sh ip route] parancs kidása után a routing table-ben megtalálhatóak voltak Entertaintment Center által ismer hálózatok is. A pingelések gond nélkül megtalálták a célpontjaikat. Az EIGRP működik.</text:span></text:p>
      <text:p text:style-name="P27"><text:tab/><text:span text:style-name="T26">Vlanok tesztelését kihagytuk nagy számuk miadt, azonban minden gépen kiadtuk a [ipconfig /renew] parancsot. A gépek a megfelelő alhálózatban, a megfelelő IP-címeket kapták meg. A DHCP szerver tehát megfelelően oszt ki. A gépekkel megpingeltük a Routerek ismert címeit, illetve a közös HSRP-s címüket is. A Pingelések mind 100%-os sikerrel jöttek vissza.</text:span></text:p>
      <text:p text:style-name="P27"><text:tab/><text:span text:style-name="T26">Az AdminPC-ről végig pingeltük a NAT-olt címeket, ezen címek mindeggyike sikeres ping-et adtak vissza, így a NAT-ot is jónak találtuk.</text:span></text:p>
      <text:p text:style-name="P27"><text:tab/><text:span text:style-name="T26">Ezután az AdminPC-ről a Storage Router-t pingeltük meg a helyi hálózatában, a ping sikeresen megérkezett. Ezután Storageban elhelyezkedő terminál PC-t pingeltük meg, amely (miután kikapcsoltuk rajta a tűzfalat) sikeres pinget adott vissza.</text:span></text:p>
      <text:p text:style-name="P27"><text:tab/><text:span text:style-name="T26">RouterB-t leállítottuk, majd megint megpróbáltuk a pingeléseket, ezen pingelések közül a Tunnel volt problémás, azonban a program hamarosan észbekapott és felkapcsolta a Tunnel interface-t Storage routerén, így a pingelés működött.</text:span></text:p>
      <text:p text:style-name="P27"><text:tab/><text:span text:style-name="T26">AdminPC-ről SSH kapcsolatott létesítettünk RouterA-val és RouterB-vel is. Majd a Principal PC-ről is megpróbáltuk, azonban eldobták a kapcsolatot.</text:span></text:p>
      <text:p text:style-name="P27"/>
      <text:p text:style-name="P19">Eltérések a fizikai konfig között:</text:p>
      <text:p text:style-name="P19"><text:tab/><text:span text:style-name="T26">RouterA-t és RouterB-t az EntertaintmenR-el nem FrameRelay, hanem Tunnel3 és Tunnel4 köti össze. Ezen interfaceket manuálisan kapcsolgattuk fel és le, illetve ezen interfacek észben tartásával teszteltük a fizikai hálózatott.</text:span></text:p>
      <text:p text:style-name="P19"/>
      <text:p text:style-name="P19"><text:tab/><text:span text:style-name="T26">SW1, SW2, SW3</text:span><text:span text:style-name="T2"> </text:span><text:span text:style-name="T3">működése</text:span><text:span text:style-name="T2">:</text:span></text:p>
      <text:p text:style-name="P19"><text:tab/><text:span text:style-name="T26">Ezen switchek csak 1 feladatot látnak el, ez peddig az Etherchannel.</text:span></text:p>
      <text:p text:style-name="P19"><text:tab/><text:span text:style-name="T26">Az Etherchannel SW1 és SW</text:span><text:span text:style-name="T27">3</text:span><text:span text:style-name="T26"> között </text:span><text:span text:style-name="T27">a Channel 1 helyezkedik el.</text:span></text:p>
      <text:p text:style-name="P19"><text:tab/><text:span text:style-name="T27">SW1 és SW2 között a Channel 2, még SW2 és SW3 között a Channel 3.</text:span></text:p>
      <text:p text:style-name="P19"><text:tab/><text:span text:style-name="T27">SW1 közvetlen RouterA-hoz csatlakozik, illetve ő osztja ki F0/10-20 ig a Vlan101-es hálózatott, azaz ő található a 2. szinten.</text:span></text:p>
      <text:p text:style-name="P19"><text:tab/><text:span text:style-name="T27">SW2 nincs közvetlen kapcsolatban se RouterA-val, se RouterB-vel. Azonban ő látja el a Vlan102-es hálózatott a F0/10-20-as interfacein.</text:span></text:p>
      <text:p text:style-name="P19"><text:tab/><text:span text:style-name="T27">SW3 közvetlen kapcsolatban van RouterB-vel. Tekintve, hogy ő található a földszinten, így ő ossza ki egyaránt a Vlan103-as (F0/10-19) hálózatott, illetve a Vlan104-est (F0/20).</text:span></text:p>
      <text:p text:style-name="P19"><text:tab/><text:span text:style-name="T27">Természetesen a switchek mindeggyike a “Nyesgen” jelszóval van védve az illetéktelen használóktól, illetve SSH szerverrel is rendelkeznek amit a “verser” </text:span><text:soft-page-break/><text:span text:style-name="T27">felhasználó a “Mester” jelszóval érhet el. Azonban SSH-hoz továbbra is csak az AdminPC képes belépni.</text:span></text:p>
      <text:p text:style-name="P32"><text:tab/>Saját Vlanjaik a Vlan1.</text:p>
      <text:p text:style-name="P32"/>
      <text:p text:style-name="P20"><text:span text:style-name="T26"><text:tab/>SW1, SW2, SW3</text:span><text:span text:style-name="T2"> </text:span><text:span text:style-name="T27">tesztelése</text:span><text:span text:style-name="T2">:</text:span></text:p>
      <text:p text:style-name="P20"><text:tab/><text:span text:style-name="T27">Az Etherchannel tesztelésére csak azt tudtuk kitalálni, hogy megbontottuk a hálózatott, és a rendszerbe egy DHCP kérést küldtünk. A DHCP sikeresen megtörtént. Majd a 2 kábeles Etherchannel eggyik kábelét eltávolítottuk, azonban a rendszer így is üzemelt, így a rendszer működónek nyilvánítottuk.</text:span></text:p>
      <text:p text:style-name="P20"><text:tab/><text:span text:style-name="T27">SSH-t továbbra is az AdminPC-vel probáltuk. Természetesen sikeres volt. Más gépeket továbbra se engedett a hálózat SSH-zni.</text:span></text:p>
      <text:p text:style-name="P20"/>
      <text:p text:style-name="P21">Eltérések a fizikai konfig között:</text:p>
      <text:p text:style-name="P21"><text:tab/><text:span text:style-name="T28">Vlan104-et csak elméletben tudtok tesztelni az ASA hiányában. Több infó az ASA részlegnél.</text:span></text:p>
      <text:p text:style-name="P21"/>
      <text:p text:style-name="P21"><text:span text:style-name="T26"><text:tab/></text:span><text:span text:style-name="T28">ASA</text:span><text:span text:style-name="T2"> </text:span><text:span text:style-name="T3">működése</text:span><text:span text:style-name="T2">:</text:span></text:p>
      <text:p text:style-name="P21"><text:tab/><text:span text:style-name="T28">Az ASA ebben a hálózatban csak a pénztárgép védelmére szolgál, így lényeges csak azon feladatott látja el, amire tervezték.</text:span></text:p>
      <text:p text:style-name="P21"><text:tab/><text:span text:style-name="T28">Belső zonában a Pénztár helyezkedik el, ezt egy külön hálózatként kezeli.</text:span></text:p>
      <text:p text:style-name="P21"><text:tab/><text:span text:style-name="T28">Külső zonában a Vlan104-es hálózat szerepel, ahová statikusan NAT-ol. Így a hálózatt többi része gondtalanul tudna kommunikálni a pénztárral, ha erre engedélye lenne.</text:span></text:p>
      <text:p text:style-name="P21"><text:tab/><text:span text:style-name="T28">A pénztárgép csak is a szervergépet éri el, minden másfelé menő kapcsolatott letilt, illetve csak a szervertől fogad el csomagokat.</text:span></text:p>
      <text:p text:style-name="P21"><text:tab/><text:span text:style-name="T28">A jelszavak továbbra is “Nyesgen” a privaligizált módhoz.</text:span></text:p>
      <text:p text:style-name="P21"><text:tab/><text:span text:style-name="T28">SSH ezen az eszközön nem került konfigurálásra.</text:span></text:p>
      <text:p text:style-name="P21"/>
      <text:p text:style-name="P21"><text:tab/><text:span text:style-name="T28">ASA működése:</text:span></text:p>
      <text:p text:style-name="P21"><text:tab/><text:span text:style-name="T28">A pénztárgépről megpingeltük a szervergépet, amely válaszolt a pingre. Majd küldtünk egy pinget a szervergéppel összekötött routerre, azonban az ASA nem engedte ki a csomagott.</text:span></text:p>
      <text:p text:style-name="P21"><text:tab/><text:span text:style-name="T28">Átmenetileg minden forgalmat engedélyeztünk az ASA-n is az Entertaintment Centerből megpingeltük a pénztárgépet illetve fordítva. Minden Ping működött, annak ellenére, hogy az EntertaintmentR routing table-ben csak a Vlan104-es hálózat szerepel, tehát a NAT működik. </text:span></text:p>
      <text:p text:style-name="P21"/>
      <text:p text:style-name="P21">Eltérések a fizikai konfig között:</text:p>
      <text:p text:style-name="P21"><text:tab/><text:span text:style-name="T28">ASA hiányában </text:span><text:span text:style-name="T29">nem tudtuk fizikailag letesztelni.</text:span></text:p>
      <text:p text:style-name="P21"/>
      <text:p text:style-name="P21"><text:tab/><text:span text:style-name="T35">AdminPC működése:</text:span></text:p>
      <text:p text:style-name="P21"><text:soft-page-break/><text:tab/><text:span text:style-name="T35">Statikus IP Címmel rendelkezik, hogy a hálózatban ne lehessen megkülömböztetni.</text:span></text:p>
      <text:p text:style-name="P21"><text:tab/><text:span text:style-name="T35">Az Admin PC-n fut a TunnelSwitch.py nevű program.</text:span></text:p>
      <text:p text:style-name="P21"/>
      <text:p text:style-name="P21"><text:tab/><text:span text:style-name="T35">TunnelSwitch.py működése:</text:span></text:p>
      <text:p text:style-name="P21"><text:tab/><text:span text:style-name="T35">A TunnelSwitch.py Python script 30 másodpercenként megprobálja elérni a RouterB-t. Amennyiben sikeres a kapcsolat, abban az esetben egy “RouterB is Online” felirattal tudatja a rendszergazdát, hogy a rendszer működik. Amennyiben RouterB nem elérhető abban az esetben a “RouterB is down” üzenetet adja ki, majd SSH kapcsolatot létesít StorageR-el ami során felkapcsolja a Tunnel1-es interface-t amelyt a “Redunt Tunnel Online” üzenettel közöl. Ezek után 30 másodpercenként nézi, hogy RouterB újra elérhető-e. Amennyiben RouterB nem elérhető, abban az esetben a “Waiting for RouterB…” üzenettel tudatja a használót, hogy a hálózat még nem jött helyre. Azonban, ha a RouterB elérhető, akkor a “RouterB back online” üzenettel nyugtázza a felhasználót, hogy újra működik a hálózat. Ezek után lekapcsolja StorageR-en a Tunnel1-es interface-t amit a “Redunt Tunnel Offline” üzenettel közöl, majd vissza áll az alaphelyzetbe, azaz 30 másodpercenként nézi, hogy RouterB működik-e, és ha igen akkor “RouterB is Online” üzenettel nyugtázza.</text:span></text:p>
      <text:p text:style-name="P21"><text:tab/><text:span text:style-name="T35">Az SSH kapcsolathoz a paramiko modult használja.</text:span></text:p>
      <text:p text:style-name="P21"/>
      <text:p text:style-name="P21"><text:tab/><text:span text:style-name="T35">TunnelSwitch.py tesztelése.</text:span></text:p>
      <text:p text:style-name="P21"><text:tab/><text:span text:style-name="T35">A programot az AdminPC-n indítottuk el, tekintve hogy jelenleg a hálózatban, csak neki van SSH joga. Elindulás után rögtön közölte, hogy RouterB elérhető, majd 30 másodperc után ismételten közölte, hogy RouterB elérhető. Konzol kábellel hozzácsatlakoztunk a StorageR-hez, hogy lássuk mit közöl velünk a router. Ezen előkészületek után RouterB-t lekapcsoltuk. A program közölte, hogy RouterB nem található így felkapcsolta a Tunnel1-es interfacet. Ezt a StorageR kimenetén is láttuk, hogy SSH kapcsolattal felkapcsolták a Tunnel1-es interfacet. RouterB-t felkapcsoltuk, és amég betöltötte a konfigokat, addig a program közölte, hogy várakozik RouterB-re.<text:line-break/>RouterB felálta után a program jelezte, hogy RouterB elérhető, és már nincs süksége a redundás tunnelre, így lekapcsolta. Ezt a konzol kimenet is megerősitette a StorageR-en. A programot sikeresen leteszteltük, és működő képesnek találtuk. A tesztelések során bekapcsolva hagytuk, és 1-2 furcsa hibát kivéve, a program végig futott a tesztelések alatt.</text:span></text:p>
      <text:p text:style-name="P21"/>
      <text:p text:style-name="P31"><text:span text:style-name="T30">Storage</text:span>:</text:p>
      <text:p text:style-name="P31">Tervezte: <text:span text:style-name="T30">Kiss Szabolcs</text:span></text:p>
      <text:p text:style-name="P31">Leírás: <text:span text:style-name="T30">A Storage, azaz a raktár egy külső kis épület ahol a bejövő szállítmányok illetve a rendelések kerülnek kiszállításra. Ezen telephelyen kevés látnivaló van, ugyanis itt csak egy terminál gép található a bejövő és kimenő szállítmányok gyors, és kényelmess beviteléhez.</text:span></text:p>
      <text:p text:style-name="P31"><text:soft-page-break/></text:p>
      <text:p text:style-name="P31">[Kép a <text:span text:style-name="T30">Storage-r</text:span><text:span text:style-name="T21">ól</text:span>]</text:p>
      <text:p text:style-name="P31"/>
      <text:p text:style-name="P31">Tervezés: <text:span text:style-name="T30">A hálózat ezen részén könnyedebbre vettük, hiszen a másik 2 telephely igen csak komplikáltnak érződött a tervezés során, így szerettünk volna egy egyszerúbb telephelyet. A tunnel használata onnan jött, hogy teknikailag ezen hely is teljes mértékben az Office-hoz tartozik. Ugyan is egy nagyobb telephely esetén könnyen elképzelhető, hogy rendelkezik helyi raktárral. Azonban úgy gondoltuk, hogy egy külső raktár hozzácsatolása a hálózathoz mind megfelel a követelményeknek, illetve egy valós helyzet amit akár hány raktárral el lehett jásztani távolságtól függetlenül.</text:span></text:p>
      <text:p text:style-name="P31"/>
      <text:p text:style-name="P28">Eszközök a hálózatban:</text:p>
      <text:p text:style-name="P28"><text:tab/><text:span text:style-name="T31">1</text:span> Router</text:p>
      <text:p text:style-name="P28"><text:tab/><text:span text:style-name="T31">1</text:span> Switch</text:p>
      <text:p text:style-name="P28"><text:tab/><text:span text:style-name="T23">1 Gép (</text:span><text:span text:style-name="T31">terminal</text:span><text:span text:style-name="T23">)</text:span></text:p>
      <text:p text:style-name="P28"/>
      <text:p text:style-name="P28">A Hálózatról: </text:p>
      <text:p text:style-name="P28"><text:tab/><text:span text:style-name="T31">StorageR működése:</text:span></text:p>
      <text:p text:style-name="P28"><text:tab/><text:span text:style-name="T31">A Storage NAT olásal csatlakozik az külső hálózatba.</text:span></text:p>
      <text:p text:style-name="P28"><text:tab/><text:span text:style-name="T31">Tunnel összeköttetéssel rendelkezik az Office felé.</text:span></text:p>
      <text:p text:style-name="P28"><text:tab/><text:span text:style-name="T31">Privaligizáltságot védő jelszó “Nyesgen”</text:span></text:p>
      <text:p text:style-name="P28"><text:tab/><text:span text:style-name="T31">SSH, felhasználó név “verser” jelszó “Mester”</text:span></text:p>
      <text:p text:style-name="P28"><text:tab/><text:span text:style-name="T31">SSH hozzáférése csak az AdminPC-nek van.</text:span></text:p>
      <text:p text:style-name="P28"/>
      <text:p text:style-name="P28"><text:tab/><text:span text:style-name="T32">StorageR tesztelése:</text:span></text:p>
      <text:p text:style-name="P28"><text:tab/><text:span text:style-name="T32">Terminálból pingeltük az AdminPC-t, a ping sikeres volt.</text:span></text:p>
      <text:p text:style-name="P28"><text:tab/><text:span text:style-name="T32">A Terminálból pingeltük az ISP-t, a ping sikeres volt.</text:span></text:p>
      <text:p text:style-name="P28"><text:tab/><text:span text:style-name="T32">Az AdminPC SSH-val hozzáfért a StorageR-hez, ezt egyéb gépek esetében eldobta.</text:span></text:p>
      <text:p text:style-name="P28"/>
      <text:p text:style-name="P22">Eltérések a fizikai konfig között:</text:p>
      <text:p text:style-name="P22"><text:tab/><text:span text:style-name="T32">Tekintve, hogy ez a hálózatt legegyszerűbb része, így csak annyi változott, hogy </text:span><text:span text:style-name="T33">NIM-2T bővítő kártyák kevés száma miatt, az ISP-hez nem soros, hanem FastEthernet porton csatlakozott.</text:span></text:p>
      <text:p text:style-name="P22"/>
      <text:p text:style-name="P22"><text:tab/><text:span text:style-name="T33">StorageSW működése:</text:span></text:p>
      <text:p text:style-name="P22"><text:tab/><text:span text:style-name="T33">A switch későbbi eszközök csatlakoztatása érdekében helyeztük ide.</text:span></text:p>
      <text:p text:style-name="P23"><text:tab/><text:span text:style-name="T31">Privaligizáltságot védő jelszó “Nyesgen”</text:span></text:p>
      <text:p text:style-name="P29"><text:tab/><text:span text:style-name="T31">SSH, felhasználó név “verser” jelszó “Mester”</text:span></text:p>
      <text:p text:style-name="P29"><text:tab/><text:span text:style-name="T31">SSH hozzáférése csak az AdminPC-nek van</text:span></text:p>
      <text:p text:style-name="P33"><text:tab/>PortSecurity, illetve inaktív interfacek lekapcsotl állapotba rakva.</text:p>
      <text:p text:style-name="P33"/>
      <text:p text:style-name="P33"><text:soft-page-break/><text:tab/><text:span text:style-name="T34">StorageSW tesztelése:</text:span></text:p>
      <text:p text:style-name="P33"><text:tab/><text:span text:style-name="T34">SSH kapcsolat létrejött az AdminPC és a switch között. A Terminál PC-ről ugyan ezen kapcsolat már nem jött létre.</text:span></text:p>
      <text:p text:style-name="P33"><text:tab/><text:span text:style-name="T34">Egyébb gépekett csatlakoztattunk a switch portjaihoz. Természetesen a portok lekapcsolva maradtak.</text:span></text:p>
      <text:p text:style-name="P33"><text:tab/><text:span text:style-name="T34">A terminál helyére egy másik gépet csatlakoztattunk, azonban a gép nem tudott kommunikálni a routerrel. Az eredeti PC visszahelyezése után a TerminalPC gond nélkül tudta pingelni a routert.</text:span></text:p>
      <text:p text:style-name="P33"/>
      <text:p text:style-name="P34">A Dokumentációt készítette: Árva Dávid</text:p>
      <text:p text:style-name="P34">Lektorálta: Kiss Szabolcs</text:p>
      <text:p text:style-name="P34">Formázta: Plank Tamás</text:p>
      <text:p text:style-name="P34"/>
      <text:p text:style-name="P35">A project felosztása:</text:p>
      <text:p text:style-name="P35"><text:tab/>A hálózat konfigurálása: Árva Dávid</text:p>
      <text:p text:style-name="P35"><text:tab/>Szervergépek elkészítése: Kiss Szabolcs</text:p>
      <text:p text:style-name="P35"><text:tab/>Program elkészítése: Plank Tamás</text:p>
      <text:p text:style-name="P34"/>
      <text:p text:style-name="P35">Tartalom Jegyzék:</text:p>
      <text:p text:style-name="P3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oto Serif" fo:font-family="'Noto Serif'" style:font-family-generic="roman" style:font-pitch="variable" fo:font-size="24pt" fo:font-weight="bold" style:font-name-asian="Noto Sans1" style:font-family-asian="'Noto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5:32:36.567147685</meta:creation-date>
    <dc:date>2022-04-26T23:08:33.058945978</dc:date>
    <meta:editing-duration>PT2H44M9S</meta:editing-duration>
    <meta:editing-cycles>28</meta:editing-cycles>
    <meta:generator>LibreOffice/7.2.6.2$Linux_X86_64 LibreOffice_project/20$Build-2</meta:generator>
    <meta:document-statistic meta:table-count="0" meta:image-count="0" meta:object-count="0" meta:page-count="12" meta:paragraph-count="231" meta:word-count="3205" meta:character-count="23504" meta:non-whitespace-character-count="20316"/>
  </office:meta>
</office:document-meta>
</file>